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Attribute</text:p>
      <text:p text:style-name="Standard">Es gibt acht verschiedene Attribute, die jeder Charakter besitzt: Charisma, Fingerfertigkeit, Gewandtheit, Intuition, Klugheit, Konstitution, Mut und Wille. Im Folgenden steht eine detailliertere Auflistung der Attribute inklusiver derer Kürzel</text:p>
      <text:p text:style-name="Standard"/>
      <text:p text:style-name="Standard">Charisma (CH): Charismatische Charaktere wird eine goldene Zunge nachgesprochen, da sie mit Leichtigkeit andere Wesen überzeugen, verführen oder gar Einschüchtern können.Außerdem können Charaktere mit viel Charisma sich leichter in andere versetzen.</text:p>
      <text:p text:style-name="Standard">Charisma wird besonders in Gesellschaftstalenten benötigt.</text:p>
      <text:p text:style-name="Standard"/>
      <text:p text:style-name="Standard">Fingerfertigkeit (FF): Charaktere mit einer außergewöhnlichen Fingerfertigkeit können unzählige Dinge mit einer ruhigen Präzision ausführen, sodass in solchen Händen meisterliche Handwerksgüter entst ehen können. Viele Berufe wie Handwerker, Wissenschaftler, Chirugen sowie auch Diebe benötigen solche Fingerfertigkeit.</text:p>
      <text:p text:style-name="Standard">Fingerfertigkeit wird gleichermaßen in allen Talentgebieten benötigt. Es stellt außerdem ein Teil der Grundlage der Traglast dar.</text:p>
      <text:p text:style-name="Standard"/>
      <text:p text:style-name="Standard">Gewandtheit (GE): Gewandte Charaktere sind besonders fähig ihren Körper einzusetzen. Die Einsatzbereiche beginnen bei akrobatischen Manövern, über das Entertainen von Gästen beim Tanzen, bishin zum Überleben in der fremden Wildnis.</text:p>
      <text:p text:style-name="Standard">Gewandtheit wird besonders in Körpertalenten und etwas in Gesellschaftstalenten benötigt. Es stellt außerdem die Grundlage des Verteidigungswertes und teilweise der Initiative dar.</text:p>
      <text:p text:style-name="Standard"/>
      <text:p text:style-name="Standard">Intution (IN): Charaktere mit einer gut ausgeprägten Intuition haben die Gabe aus ihrem Bauchgefühl oder Schätzungen sehr präzise Aussagen zu treffen, die oftmals stimmen. Die Intuition ist so universal einsetzbar, sodass es bei vielem wie fremden Phänomenen oder gefährlichen Situationen hilft.</text:p>
      <text:p text:style-name="Standard">Intuition wird besonders in Wissenstalenten und etwas in den anderen Talentgebieten benötigt.</text:p>
      <text:p text:style-name="Standard"/>
      <text:p text:style-name="Standard">Klugheit (KL): Kluge Charaktere lösen komplexe Probleme in Sekunden und sind in der Lage ungewohnte Situationen besser zu analysieren und zu verstehen. Die Klugheit wird in modernen Zeiten immer mehr erwarten und ist grundlegend für komplexe Berufe wie Wissenschaftler oder Mediziner. Besonders intelligente Charaktere sind sogar in der Lage psionische Fähigkeiten zu kontrollieren.</text:p>
      <text:p text:style-name="Standard">Klugheit wird besonders in Wissenstalenten und Medizintalenten benötigt. Es stellt außerdem teilweise die Grundlage der Gedankenkraft dar.</text:p>
      <text:p text:style-name="Standard"/>
      <text:p text:style-name="Standard">Konstitution (KO): Charaktere mit einer guten Konstitution sind nicht nur gesund, zäh und kräftig, sondern können meist damit auch gut umgehen. Einen kräftigen Charakter, der sich als beispielsweise als Söldner versucht, ist wohl kaum beim Armdrücken oder Wetttrinken zu schlagen.</text:p>
      <text:p text:style-name="Standard">Konstitution wird besonders bei Körpertalenten benötigt. Es stellt außerdem teilweise die Grundlage für Lebenspunkte, Zähigkeit und Traglast dar.</text:p>
      <text:p text:style-name="Standard"/>
      <text:p text:style-name="Standard">Mut (MU): Mutige Charaktere schreiten vor nichts zurück und können selbst den abscheulichsten Kreaturen anderer Planeten in die Augen schauen, ohne mit der Wimper zu zucken. Mut hilft bei vielen Tätigkeiten, sodass es sowohl bei Expeditionen in fremden Welten, als auch beim Verführen einer schönen Frau wichtig ist.</text:p>
      <text:p text:style-name="Standard">Mut wird besonders in Körpertalenten und Gesellschaftstalenten benötigt. Es stellt außerdem teilweise den Grundlage für die Initiative und Zähigkeit dar.</text:p>
      <text:p text:style-name="Standard"/>
      <text:p text:style-name="Standard">Wille (WI): Charaktere mit eine hohen Willensstärke sind in der Lage entschlossen und ruhig zu <text:soft-page-break/>bleiben, selbst wenn sie in Lebensgefahr sind oder einer Verführung ausgesetzt sind. Besonders Crewmitglieder eines Raumschiffes sind aufgrund der großen lauernden Gefahren oft unter Druck, sodass ein hohe Willensstärke sich auszahlt.</text:p>
      <text:p text:style-name="Standard">Wille wird besonders in Systemtalenten benötigt. Es stellt außerdem teilweise die Grundlage für die Lebenspunkte und die Gedankenkraft d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21M40S</meta:editing-duration>
    <meta:editing-cycles>26</meta:editing-cycles>
    <meta:generator>OpenOffice/4.1.3$Win32 OpenOffice.org_project/413m1$Build-9783</meta:generator>
    <dc:date>2019-08-31T14:51:31.47</dc:date>
    <meta:document-statistic meta:table-count="0" meta:image-count="0" meta:object-count="0" meta:page-count="2" meta:paragraph-count="18" meta:word-count="486" meta:character-count="3689"/>
    <meta:user-defined meta:name="Info 1"/>
    <meta:user-defined meta:name="Info 2"/>
    <meta:user-defined meta:name="Info 3"/>
    <meta:user-defined meta:name="Info 4"/>
  </office:meta>
</office:document-meta>
</file>